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780000004B05A841193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3cm"/>
    </style:style>
    <style:style style:name="co1" style:family="table-column">
      <style:table-column-properties style:column-width="10.781cm" style:use-optimal-column-width="false"/>
    </style:style>
    <style:style style:name="co2" style:family="table-column">
      <style:table-column-properties style:column-width="2.258cm" style:use-optimal-column-width="false"/>
    </style:style>
    <style:style style:name="co3" style:family="table-column">
      <style:table-column-properties style:column-width="2.257cm" style:use-optimal-column-width="false"/>
    </style:style>
    <style:style style:name="co4" style:family="table-column">
      <style:table-column-properties style:column-width="4.53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  <style:paragraph-properties fo:text-align="center" style:text-autospace="none"/>
      <style:text-properties fo:color="#000000"/>
    </style:style>
    <style:style style:name="ce2" style:family="table-cell">
      <style:graphic-properties style:repeat="repeat"/>
      <style:paragraph-properties style:text-autospace="none"/>
      <style:text-properties fo:color="#000000"/>
    </style:style>
    <style:style style:name="P1" style:family="paragraph">
      <style:text-properties fo:color="#e6e6ff"/>
    </style:style>
    <style:style style:name="P2" style:family="paragraph">
      <style:paragraph-properties fo:text-align="center" style:text-autospace="none"/>
      <style:text-properties fo:color="#000000"/>
    </style:style>
    <style:style style:name="P3" style:family="paragraph">
      <style:paragraph-properties style:text-autospace="none"/>
      <style:text-properties fo:color="#000000"/>
    </style:style>
    <style:style style:name="T1" style:family="text">
      <style:text-properties fo:color="#e6e6ff"/>
    </style:style>
    <style:style style:name="T2" style:family="text">
      <style:text-properties fo:color="#e6e6ff" fo:font-size="32pt"/>
    </style:style>
    <style:style style:name="T3" style:family="text">
      <style:text-properties fo:font-size="32pt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jet tutoré S2</text:span><text:span text:style-name="T1"><text:line-break/></text:span><text:span text:style-name="T1">Spies &amp; Guards</text:span></text:p>
          </draw:text-box>
        </draw:frame>
        <draw:frame presentation:style-name="pr2" draw:layer="layout" svg:width="25.199cm" svg:height="12.179cm" svg:x="1.4cm" svg:y="6.221cm" presentation:class="outline" presentation:user-transformed="true">
          <draw:text-box>
            <text:p><text:span text:style-name="T2">Présentation du projet initial:</text:span></text:p>
            <text:list text:style-name="L3">
              <text:list-item>
                <text:p><text:span text:style-name="T2">Infiltration – Défense</text:span></text:p>
              </text:list-item>
              <text:list-item>
                <text:p><text:span text:style-name="T2">Multijoueur</text:span></text:p>
              </text:list-item>
              <text:list-item>
                <text:p><text:span text:style-name="T2">Travail d'équipe</text:span></text:p>
              </text:list-item>
              <text:list-item>
                <text:p><text:span text:style-name="T2">Gameplay asymétrique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Travail effectué</text:span>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19.829cm" svg:height="12.126cm" svg:x="4.086cm" svg:y="5.029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Fonctionnalités</text:p>
              </table:table-cell>
              <table:table-cell table:style-name="ce2">
                <text:p text:style-name="P3">Prévu</text:p>
              </table:table-cell>
              <table:table-cell>
                <text:p text:style-name="P2">Fait</text:p>
              </table:table-cell>
              <table:table-cell>
                <text:p text:style-name="P2">Implémenté dans l'interface</text:p>
              </table:table-cell>
            </table:table-row>
            <table:table-row table:style-name="ro2" table:default-cell-style-name="ce2">
              <table:table-cell>
                <text:p text:style-name="P3">- Map : </text:p>
              </table:table-cell>
              <table:table-cell table:style-name="ce1"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3"><text:s text:c="5"/>- Données</text:p>
              </table:table-cell>
              <table:table-cell>
                <text:p text:style-name="P2">✓</text:p>
              </table:table-cell>
              <table:table-cell>
                <text:p text:style-name="P2">✓</text:p>
              </table:table-cell>
              <table:table-cell>
                <text:p text:style-name="P2">-</text:p>
              </table:table-cell>
            </table:table-row>
            <table:table-row table:style-name="ro2" table:default-cell-style-name="ce1">
              <table:table-cell table:style-name="ce2">
                <text:p text:style-name="P3"><text:s text:c="5"/>- Main map</text:p>
              </table:table-cell>
              <table:table-cell>
                <text:p text:style-name="P2">✓</text:p>
              </table:table-cell>
              <table:table-cell>
                <text:p text:style-name="P2">✓</text:p>
              </table:table-cell>
              <table:table-cell>
                <text:p text:style-name="P2">X</text:p>
              </table:table-cell>
            </table:table-row>
            <table:table-row table:style-name="ro2" table:default-cell-style-name="ce1">
              <table:table-cell table:style-name="ce2">
                <text:p text:style-name="P3"><text:s text:c="5"/>- Minimap</text:p>
              </table:table-cell>
              <table:table-cell>
                <text:p text:style-name="P2">✓</text:p>
              </table:table-cell>
              <table:table-cell>
                <text:p text:style-name="P2">✓</text:p>
              </table:table-cell>
              <table:table-cell>
                <text:p text:style-name="P2">✓</text:p>
              </table:table-cell>
            </table:table-row>
            <table:table-row table:style-name="ro2" table:default-cell-style-name="ce1">
              <table:table-cell table:style-name="ce2">
                <text:p text:style-name="P3">- Magasin</text:p>
              </table:table-cell>
              <table:table-cell>
                <text:p text:style-name="P2">✓</text:p>
              </table:table-cell>
              <table:table-cell>
                <text:p text:style-name="P2">✓</text:p>
              </table:table-cell>
              <table:table-cell>
                <text:p text:style-name="P2">X</text:p>
              </table:table-cell>
            </table:table-row>
            <table:table-row table:style-name="ro2" table:default-cell-style-name="ce1">
              <table:table-cell table:style-name="ce2">
                <text:p text:style-name="P3"><text:span text:style-name="T4">- Joueurs : </text:span></text:p>
              </table:table-cell>
              <table:table-cell>
                <text:p text:style-name="P2">✓</text:p>
              </table:table-cell>
              <table:table-cell>
                <text:p text:style-name="P2">✓</text:p>
              </table:table-cell>
              <table:table-cell>
                <text:p text:style-name="P2">✓</text:p>
              </table:table-cell>
            </table:table-row>
            <table:table-row table:style-name="ro2" table:default-cell-style-name="ce1">
              <table:table-cell table:style-name="ce2">
                <text:p text:style-name="P3"><text:s text:c="5"/>- Interface GuardChief</text:p>
              </table:table-cell>
              <table:table-cell>
                <text:p text:style-name="P2">✓</text:p>
              </table:table-cell>
              <table:table-cell>
                <text:p text:style-name="P2">X</text:p>
              </table:table-cell>
              <table:table-cell>
                <text:p text:style-name="P2">X</text:p>
              </table:table-cell>
            </table:table-row>
            <table:table-row table:style-name="ro2" table:default-cell-style-name="ce1">
              <table:table-cell table:style-name="ce2">
                <text:p text:style-name="P3"><text:s text:c="5"/>- Interface ClassicPlayer</text:p>
              </table:table-cell>
              <table:table-cell>
                <text:p text:style-name="P2">✓</text:p>
              </table:table-cell>
              <table:table-cell>
                <text:p text:style-name="P2">~</text:p>
              </table:table-cell>
              <table:table-cell>
                <text:p text:style-name="P2">~</text:p>
              </table:table-cell>
            </table:table-row>
            <table:table-row table:style-name="ro2" table:default-cell-style-name="ce1">
              <table:table-cell table:style-name="ce2">
                <text:p text:style-name="P3"><text:s text:c="5"/>- Stats Joueur/Equipe</text:p>
              </table:table-cell>
              <table:table-cell>
                <text:p text:style-name="P2">X</text:p>
              </table:table-cell>
              <table:table-cell>
                <text:p text:style-name="P2">✓</text:p>
              </table:table-cell>
              <table:table-cell>
                <text:p text:style-name="P2">X</text:p>
              </table:table-cell>
            </table:table-row>
            <table:table-row table:style-name="ro2" table:default-cell-style-name="ce1">
              <table:table-cell table:style-name="ce2">
                <text:p text:style-name="P3">- Quêtes</text:p>
              </table:table-cell>
              <table:table-cell>
                <text:p text:style-name="P2">✓</text:p>
              </table:table-cell>
              <table:table-cell>
                <text:p text:style-name="P2">~</text:p>
              </table:table-cell>
              <table:table-cell>
                <text:p text:style-name="P2">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Travail effectué (suite)</text:span>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standard" draw:layer="layout" svg:width="19.829cm" svg:height="12.126cm" svg:x="4.086cm" svg:y="5.62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Fonctionnalités</text:p>
              </table:table-cell>
              <table:table-cell>
                <text:p text:style-name="P2">Prévu</text:p>
              </table:table-cell>
              <table:table-cell>
                <text:p text:style-name="P2">Fait</text:p>
              </table:table-cell>
              <table:table-cell>
                <text:p text:style-name="P2">Implémenté dans l'interface</text:p>
              </table:table-cell>
            </table:table-row>
            <table:table-row table:style-name="ro2" table:default-cell-style-name="ce1">
              <table:table-cell table:style-name="ce2">
                <text:p text:style-name="P3">- Coins</text:p>
              </table:table-cell>
              <table:table-cell>
                <text:p text:style-name="P2">✓</text:p>
              </table:table-cell>
              <table:table-cell>
                <text:p text:style-name="P2">~</text:p>
              </table:table-cell>
              <table:table-cell>
                <text:p text:style-name="P2">X</text:p>
              </table:table-cell>
            </table:table-row>
            <table:table-row table:style-name="ro2" table:default-cell-style-name="ce1">
              <table:table-cell table:style-name="ce2">
                <text:p text:style-name="P3">- Item :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3"><text:s text:c="5"/>- Knife/Gun</text:p>
              </table:table-cell>
              <table:table-cell>
                <text:p text:style-name="P2">✓</text:p>
              </table:table-cell>
              <table:table-cell>
                <text:p text:style-name="P2">✓</text:p>
              </table:table-cell>
              <table:table-cell>
                <text:p text:style-name="P2">✓</text:p>
              </table:table-cell>
            </table:table-row>
            <table:table-row table:style-name="ro2" table:default-cell-style-name="ce1">
              <table:table-cell table:style-name="ce2">
                <text:p text:style-name="P3"><text:s text:c="5"/>- Cam</text:p>
              </table:table-cell>
              <table:table-cell>
                <text:p text:style-name="P2">✓</text:p>
              </table:table-cell>
              <table:table-cell>
                <text:p text:style-name="P2">~</text:p>
              </table:table-cell>
              <table:table-cell>
                <text:p text:style-name="P2">X</text:p>
              </table:table-cell>
            </table:table-row>
            <table:table-row table:style-name="ro2" table:default-cell-style-name="ce1">
              <table:table-cell table:style-name="ce2">
                <text:p text:style-name="P3"><text:s text:c="5"/>- Matériel</text:p>
              </table:table-cell>
              <table:table-cell>
                <text:p text:style-name="P2">X</text:p>
              </table:table-cell>
              <table:table-cell>
                <text:p text:style-name="P2">✓</text:p>
              </table:table-cell>
              <table:table-cell>
                <text:p text:style-name="P2">X</text:p>
              </table:table-cell>
            </table:table-row>
            <table:table-row table:style-name="ro2" table:default-cell-style-name="ce2">
              <table:table-cell>
                <text:p text:style-name="P3">- Annexe :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3"><text:s text:c="5"/>- Chargeur de niveau</text:p>
              </table:table-cell>
              <table:table-cell>
                <text:p text:style-name="P2">X</text:p>
              </table:table-cell>
              <table:table-cell>
                <text:p text:style-name="P2">✓</text:p>
              </table:table-cell>
              <table:table-cell>
                <text:p text:style-name="P2">✓</text:p>
              </table:table-cell>
            </table:table-row>
            <table:table-row table:style-name="ro2" table:default-cell-style-name="ce1">
              <table:table-cell table:style-name="ce2">
                <text:p text:style-name="P3"><text:s text:c="5"/>- Partie réseau</text:p>
              </table:table-cell>
              <table:table-cell>
                <text:p text:style-name="P2">✓</text:p>
              </table:table-cell>
              <table:table-cell>
                <text:p text:style-name="P2">X</text:p>
              </table:table-cell>
              <table:table-cell>
                <text:p text:style-name="P2">X</text:p>
              </table:table-cell>
            </table:table-row>
            <table:table-row table:style-name="ro2" table:default-cell-style-name="ce1">
              <table:table-cell table:style-name="ce2">
                <text:p text:style-name="P3"><text:s text:c="5"/>- Timer</text:p>
              </table:table-cell>
              <table:table-cell>
                <text:p text:style-name="P2">✓</text:p>
              </table:table-cell>
              <table:table-cell>
                <text:p text:style-name="P2">✓</text:p>
              </table:table-cell>
              <table:table-cell>
                <text:p text:style-name="P2">~</text:p>
              </table:table-cell>
            </table:table-row>
            <table:table-row table:style-name="ro2" table:default-cell-style-name="ce1">
              <table:table-cell table:style-name="ce2">
                <text:p text:style-name="P3"><text:s text:c="5"/>- Configuration partie</text:p>
              </table:table-cell>
              <table:table-cell>
                <text:p text:style-name="P2">~</text:p>
              </table:table-cell>
              <table:table-cell>
                <text:p text:style-name="P2">✓</text:p>
              </table:table-cell>
              <table:table-cell>
                <text:p text:style-name="P2">✓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780000004B05A841193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FR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Microsoft YaHei" style:font-size-asian="18pt" style:font-name-complex="Mangal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2T10:54:36.794000000</meta:creation-date>
    <dc:date>2014-06-12T11:54:15.970000000</dc:date>
    <meta:editing-duration>PT11M39S</meta:editing-duration>
    <meta:editing-cycles>2</meta:editing-cycles>
    <meta:generator>LibreOffice/4.1.0.4$Windows_x86 LibreOffice_project/89ea49ddacd9aa532507cbf852f2bb22b1ace28</meta:generator>
    <meta:document-statistic meta:object-count="35"/>
  </office:meta>
</office:document-meta>
</file>